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1cm" svg:stroke-color="#666699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svg:stroke-width="0.1cm" svg:stroke-color="#ff3333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objectwithoutfill">
      <style:graphic-properties svg:stroke-width="0.1cm" svg:stroke-color="#ff00ff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.3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.3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.4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443cm"/>
    </style:style>
    <style:style style:name="gr10" style:family="graphic" style:parent-style-name="standard">
      <style:graphic-properties svg:stroke-width="0.1cm" svg:stroke-color="#ff3333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19.8999996185303pt" style:font-size-asian="18pt" style:font-size-complex="18pt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rect draw:style-name="gr1" draw:layer="layout" svg:width="23.494cm" svg:height="1.545cm" svg:x="2.176cm" svg:y="1.559cm">
          <text:p/>
        </draw:rect>
        <draw:rect draw:style-name="gr1" draw:layer="layout" svg:width="23.494cm" svg:height="1.543cm" svg:x="2.176cm" svg:y="4.124cm">
          <text:p/>
        </draw:rect>
        <draw:line draw:style-name="gr2" draw:text-style-name="P1" draw:layer="layout" svg:x1="3.762cm" svg:y1="1.558cm" svg:x2="3.762cm" svg:y2="3.066cm">
          <text:p/>
        </draw:line>
        <draw:line draw:style-name="gr2" draw:text-style-name="P1" draw:layer="layout" svg:x1="5.399cm" svg:y1="1.56cm" svg:x2="5.399cm" svg:y2="3.068cm">
          <text:p/>
        </draw:line>
        <draw:line draw:style-name="gr2" draw:text-style-name="P1" draw:layer="layout" svg:x1="6.919cm" svg:y1="1.56cm" svg:x2="6.919cm" svg:y2="3.069cm">
          <text:p/>
        </draw:line>
        <draw:line draw:style-name="gr2" draw:text-style-name="P1" draw:layer="layout" svg:x1="8.79cm" svg:y1="1.561cm" svg:x2="8.79cm" svg:y2="3.07cm">
          <text:p/>
        </draw:line>
        <draw:line draw:style-name="gr2" draw:text-style-name="P1" draw:layer="layout" svg:x1="9.726cm" svg:y1="1.562cm" svg:x2="9.726cm" svg:y2="3.07cm">
          <text:p/>
        </draw:line>
        <draw:line draw:style-name="gr2" draw:text-style-name="P1" draw:layer="layout" svg:x1="12.298cm" svg:y1="1.563cm" svg:x2="12.298cm" svg:y2="3.071cm">
          <text:p/>
        </draw:line>
        <draw:line draw:style-name="gr2" draw:text-style-name="P1" draw:layer="layout" svg:x1="14.52cm" svg:y1="1.563cm" svg:x2="14.52cm" svg:y2="3.072cm">
          <text:p/>
        </draw:line>
        <draw:line draw:style-name="gr2" draw:text-style-name="P1" draw:layer="layout" svg:x1="17.092cm" svg:y1="1.564cm" svg:x2="17.092cm" svg:y2="3.073cm">
          <text:p/>
        </draw:line>
        <draw:line draw:style-name="gr2" draw:text-style-name="P1" draw:layer="layout" svg:x1="19.548cm" svg:y1="1.565cm" svg:x2="19.548cm" svg:y2="3.073cm">
          <text:p/>
        </draw:line>
        <draw:line draw:style-name="gr2" draw:text-style-name="P1" draw:layer="layout" svg:x1="21.185cm" svg:y1="1.566cm" svg:x2="21.185cm" svg:y2="3.074cm">
          <text:p/>
        </draw:line>
        <draw:line draw:style-name="gr2" draw:text-style-name="P1" draw:layer="layout" svg:x1="22.588cm" svg:y1="1.566cm" svg:x2="22.588cm" svg:y2="3.075cm">
          <text:p/>
        </draw:line>
        <draw:line draw:style-name="gr2" draw:text-style-name="P1" draw:layer="layout" svg:x1="23.991cm" svg:y1="1.567cm" svg:x2="23.991cm" svg:y2="3.076cm">
          <text:p/>
        </draw:line>
        <draw:line draw:style-name="gr2" draw:text-style-name="P1" draw:layer="layout" svg:x1="23.406cm" svg:y1="1.568cm" svg:x2="23.406cm" svg:y2="3.076cm">
          <text:p/>
        </draw:line>
        <draw:line draw:style-name="gr2" draw:text-style-name="P1" draw:layer="layout" svg:x1="18.261cm" svg:y1="1.569cm" svg:x2="18.261cm" svg:y2="3.077cm">
          <text:p/>
        </draw:line>
        <draw:line draw:style-name="gr2" draw:text-style-name="P1" draw:layer="layout" svg:x1="10.895cm" svg:y1="1.569cm" svg:x2="10.895cm" svg:y2="3.078cm">
          <text:p/>
        </draw:line>
        <draw:line draw:style-name="gr2" draw:text-style-name="P1" draw:layer="layout" svg:x1="7.972cm" svg:y1="1.571cm" svg:x2="7.972cm" svg:y2="3.08cm">
          <text:p/>
        </draw:line>
        <draw:line draw:style-name="gr2" draw:text-style-name="P1" draw:layer="layout" svg:x1="4.698cm" svg:y1="1.572cm" svg:x2="4.698cm" svg:y2="3.08cm">
          <text:p/>
        </draw:line>
        <draw:line draw:style-name="gr2" draw:text-style-name="P1" draw:layer="layout" svg:x1="13.35cm" svg:y1="1.571cm" svg:x2="13.35cm" svg:y2="3.08cm">
          <text:p/>
        </draw:line>
        <draw:line draw:style-name="gr2" draw:text-style-name="P1" draw:layer="layout" svg:x1="16.04cm" svg:y1="1.572cm" svg:x2="16.04cm" svg:y2="3.08cm">
          <text:p/>
        </draw:line>
        <draw:line draw:style-name="gr3" draw:text-style-name="P1" draw:layer="layout" svg:x1="3.291cm" svg:y1="4.125cm" svg:x2="3.291cm" svg:y2="5.633cm">
          <text:p/>
        </draw:line>
        <draw:line draw:style-name="gr3" draw:text-style-name="P1" draw:layer="layout" svg:x1="4.631cm" svg:y1="4.125cm" svg:x2="4.631cm" svg:y2="5.634cm">
          <text:p/>
        </draw:line>
        <draw:line draw:style-name="gr3" draw:text-style-name="P1" draw:layer="layout" svg:x1="5.829cm" svg:y1="4.126cm" svg:x2="5.829cm" svg:y2="5.634cm">
          <text:p/>
        </draw:line>
        <draw:line draw:style-name="gr3" draw:text-style-name="P1" draw:layer="layout" svg:x1="8.481cm" svg:y1="4.127cm" svg:x2="8.481cm" svg:y2="5.635cm">
          <text:p/>
        </draw:line>
        <draw:line draw:style-name="gr3" draw:text-style-name="P1" draw:layer="layout" svg:x1="9.466cm" svg:y1="4.128cm" svg:x2="9.466cm" svg:y2="5.636cm">
          <text:p/>
        </draw:line>
        <draw:line draw:style-name="gr3" draw:text-style-name="P1" draw:layer="layout" svg:x1="11.975cm" svg:y1="4.128cm" svg:x2="11.975cm" svg:y2="5.637cm">
          <text:p/>
        </draw:line>
        <draw:line draw:style-name="gr3" draw:text-style-name="P1" draw:layer="layout" svg:x1="14.396cm" svg:y1="4.129cm" svg:x2="14.396cm" svg:y2="5.637cm">
          <text:p/>
        </draw:line>
        <draw:line draw:style-name="gr3" draw:text-style-name="P1" draw:layer="layout" svg:x1="16.621cm" svg:y1="4.13cm" svg:x2="16.621cm" svg:y2="5.638cm">
          <text:p/>
        </draw:line>
        <draw:line draw:style-name="gr3" draw:text-style-name="P1" draw:layer="layout" svg:x1="20.489cm" svg:y1="4.131cm" svg:x2="20.489cm" svg:y2="5.639cm">
          <text:p/>
        </draw:line>
        <draw:line draw:style-name="gr3" draw:text-style-name="P1" draw:layer="layout" svg:x1="21.432cm" svg:y1="4.131cm" svg:x2="21.432cm" svg:y2="5.64cm">
          <text:p/>
        </draw:line>
        <draw:line draw:style-name="gr3" draw:text-style-name="P1" draw:layer="layout" svg:x1="22.117cm" svg:y1="4.132cm" svg:x2="22.117cm" svg:y2="5.64cm">
          <text:p/>
        </draw:line>
        <draw:line draw:style-name="gr3" draw:text-style-name="P1" draw:layer="layout" svg:x1="23.52cm" svg:y1="4.134cm" svg:x2="23.52cm" svg:y2="5.642cm">
          <text:p/>
        </draw:line>
        <draw:line draw:style-name="gr3" draw:text-style-name="P1" draw:layer="layout" svg:x1="22.935cm" svg:y1="4.135cm" svg:x2="22.935cm" svg:y2="5.643cm">
          <text:p/>
        </draw:line>
        <draw:line draw:style-name="gr3" draw:text-style-name="P1" draw:layer="layout" svg:x1="18.843cm" svg:y1="4.135cm" svg:x2="18.843cm" svg:y2="5.644cm">
          <text:p/>
        </draw:line>
        <draw:line draw:style-name="gr3" draw:text-style-name="P1" draw:layer="layout" svg:x1="10.101cm" svg:y1="4.136cm" svg:x2="10.101cm" svg:y2="5.644cm">
          <text:p/>
        </draw:line>
        <draw:line draw:style-name="gr3" draw:text-style-name="P1" draw:layer="layout" svg:x1="6.622cm" svg:y1="4.137cm" svg:x2="6.622cm" svg:y2="5.645cm">
          <text:p/>
        </draw:line>
        <draw:line draw:style-name="gr3" draw:text-style-name="P1" draw:layer="layout" svg:x1="4.449cm" svg:y1="4.138cm" svg:x2="4.449cm" svg:y2="5.646cm">
          <text:p/>
        </draw:line>
        <draw:line draw:style-name="gr3" draw:text-style-name="P1" draw:layer="layout" svg:x1="13.028cm" svg:y1="4.137cm" svg:x2="13.028cm" svg:y2="5.645cm">
          <text:p/>
        </draw:line>
        <draw:line draw:style-name="gr3" draw:text-style-name="P1" draw:layer="layout" svg:x1="16.188cm" svg:y1="4.138cm" svg:x2="16.188cm" svg:y2="5.646cm">
          <text:p/>
        </draw:line>
        <draw:line draw:style-name="gr4" draw:text-style-name="P1" draw:layer="layout" svg:x1="9.011cm" svg:y1="0.228cm" svg:x2="9.048cm" svg:y2="1.469cm">
          <text:p/>
        </draw:line>
        <draw:rect draw:style-name="gr5" draw:layer="layout" svg:width="5.131cm" svg:height="2.368cm" svg:x="6.314cm" svg:y="3.756cm">
          <text:p/>
        </draw:rect>
        <draw:rect draw:style-name="gr5" draw:layer="layout" svg:width="5.131cm" svg:height="2.368cm" svg:x="19.41cm" svg:y="1.025cm">
          <text:p/>
        </draw:rect>
        <draw:frame draw:style-name="gr6" draw:text-style-name="P2" draw:layer="layout" svg:width="0.899cm" svg:height="1.227cm" svg:x="0cm" svg:y="1.8cm">
          <draw:text-box>
            <text:p text:style-name="P2">p</text:p>
          </draw:text-box>
        </draw:frame>
        <draw:frame draw:style-name="gr7" draw:text-style-name="P2" draw:layer="layout" svg:width="0.891cm" svg:height="1.227cm" svg:x="0.002cm" svg:y="4.365cm">
          <draw:text-box>
            <text:p text:style-name="P2">q</text:p>
          </draw:text-box>
        </draw:frame>
        <draw:frame draw:style-name="gr8" draw:text-style-name="P2" draw:layer="layout" svg:width="0.957cm" svg:height="1.227cm" svg:x="2.072cm" svg:y="0.629cm">
          <draw:text-box>
            <text:p text:style-name="P2">0</text:p>
          </draw:text-box>
        </draw:frame>
        <draw:frame draw:style-name="gr9" draw:text-style-name="P2" draw:layer="layout" svg:width="1.943cm" svg:height="1.227cm" svg:x="25.459cm" svg:y="0.629cm">
          <draw:text-box>
            <text:p text:style-name="P2">2<text:span text:style-name="T1">m</text:span>-1</text:p>
          </draw:text-box>
        </draw:frame>
        <draw:frame draw:style-name="gr9" draw:text-style-name="P2" draw:layer="layout" svg:width="1.943cm" svg:height="1.227cm" svg:x="25.459cm" svg:y="3.195cm">
          <draw:text-box>
            <text:p text:style-name="P2">2<text:span text:style-name="T1">m</text:span>-1</text:p>
          </draw:text-box>
        </draw:frame>
        <draw:frame draw:style-name="gr8" draw:text-style-name="P2" draw:layer="layout" svg:width="0.957cm" svg:height="1.227cm" svg:x="2.074cm" svg:y="3.195cm">
          <draw:text-box>
            <text:p text:style-name="P2">0</text:p>
          </draw:text-box>
        </draw:frame>
        <draw:line draw:style-name="gr3" draw:text-style-name="P1" draw:layer="layout" svg:x1="8.483cm" svg:y1="1.593cm" svg:x2="8.483cm" svg:y2="3.101cm">
          <text:p/>
        </draw:line>
        <draw:line draw:style-name="gr3" draw:text-style-name="P1" draw:layer="layout" svg:x1="9.467cm" svg:y1="1.594cm" svg:x2="9.467cm" svg:y2="3.102cm">
          <text:p/>
        </draw:line>
        <draw:line draw:style-name="gr3" draw:text-style-name="P1" draw:layer="layout" svg:x1="10.102cm" svg:y1="1.601cm" svg:x2="10.102cm" svg:y2="3.109cm">
          <text:p/>
        </draw:line>
        <draw:line draw:style-name="gr3" draw:text-style-name="P1" draw:layer="layout" svg:x1="6.623cm" svg:y1="1.603cm" svg:x2="6.623cm" svg:y2="3.111cm">
          <text:p/>
        </draw:line>
        <draw:line draw:style-name="gr2" draw:text-style-name="P1" draw:layer="layout" svg:x1="19.548cm" svg:y1="4.102cm" svg:x2="19.548cm" svg:y2="5.61cm">
          <text:p/>
        </draw:line>
        <draw:line draw:style-name="gr2" draw:text-style-name="P1" draw:layer="layout" svg:x1="21.185cm" svg:y1="4.103cm" svg:x2="21.185cm" svg:y2="5.611cm">
          <text:p/>
        </draw:line>
        <draw:line draw:style-name="gr2" draw:text-style-name="P1" draw:layer="layout" svg:x1="22.588cm" svg:y1="4.103cm" svg:x2="22.588cm" svg:y2="5.612cm">
          <text:p/>
        </draw:line>
        <draw:line draw:style-name="gr2" draw:text-style-name="P1" draw:layer="layout" svg:x1="23.991cm" svg:y1="4.104cm" svg:x2="23.991cm" svg:y2="5.613cm">
          <text:p/>
        </draw:line>
        <draw:line draw:style-name="gr2" draw:text-style-name="P1" draw:layer="layout" svg:x1="23.406cm" svg:y1="4.105cm" svg:x2="23.406cm" svg:y2="5.613cm">
          <text:p/>
        </draw:line>
        <draw:line draw:style-name="gr10" draw:text-style-name="P1" draw:layer="layout" svg:x1="22.368cm" svg:y1="6.9cm" svg:x2="22.363cm" svg:y2="5.5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9T09:16:30</meta:creation-date>
    <meta:editing-duration>PT2M15S</meta:editing-duration>
    <meta:editing-cycles>2</meta:editing-cycles>
    <meta:generator>OpenOffice.org/3.3$Unix OpenOffice.org_project/330m20$Build-9567</meta:generator>
    <meta:initial-creator>Alberto Montresor</meta:initial-creator>
    <dc:date>2011-11-09T09:18:44</dc:date>
    <dc:creator>Alberto Montresor</dc:creator>
    <meta:document-statistic meta:object-count="59"/>
  </office:meta>
</office:document-meta>
</file>